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sans-serif" svg:font-family="sans-serif"/>
    <style:font-face style:name="serif" svg:font-family="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writing-mode="lr-tb"/>
      <style:text-properties style:font-name="sans-serif" fo:font-size="11.25pt"/>
    </style:style>
    <style:style style:name="P2" style:family="paragraph" style:parent-style-name="Standard">
      <style:paragraph-properties fo:text-align="justify" style:justify-single-word="false" style:writing-mode="lr-tb"/>
      <style:text-properties style:font-name="sans-serif" fo:font-size="11.25pt"/>
    </style:style>
    <style:style style:name="P3" style:family="paragraph" style:parent-style-name="Standard">
      <style:paragraph-properties style:writing-mode="lr-tb"/>
      <style:text-properties style:font-name="sans-serif" fo:font-size="11.25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style>
    <style:style style:name="P5" style:family="paragraph" style:parent-style-name="Standard">
      <style:paragraph-properties fo:text-align="justify" style:justify-single-word="false" style:writing-mode="lr-tb"/>
      <style:text-properties officeooo:paragraph-rsid="0016ce78"/>
    </style:style>
    <style:style style:name="P6" style:family="paragraph" style:parent-style-name="Standard">
      <style:paragraph-properties style:writing-mode="lr-tb"/>
      <style:text-properties style:font-name="ARial" fo:font-size="12pt" style:font-size-asian="12pt" style:font-size-complex="12pt"/>
    </style:style>
    <style:style style:name="P7" style:family="paragraph" style:parent-style-name="Standard">
      <style:paragraph-properties fo:text-align="justify" style:justify-single-word="false" style:writing-mode="lr-tb"/>
      <style:text-properties style:font-name="ARial" fo:font-size="12pt" style:font-size-asian="12pt" style:font-size-complex="12pt"/>
    </style:style>
    <style:style style:name="P8" style:family="paragraph" style:parent-style-name="Standard">
      <style:paragraph-properties fo:text-align="justify" style:justify-single-word="false" style:writing-mode="lr-tb"/>
      <style:text-properties style:font-name="ARial" fo:font-size="12pt" officeooo:paragraph-rsid="00133a02" style:font-size-asian="12pt" style:font-size-complex="12pt"/>
    </style:style>
    <style:style style:name="P9" style:family="paragraph" style:parent-style-name="Standard">
      <style:paragraph-properties fo:margin-top="0cm" fo:margin-bottom="0cm" style:contextual-spacing="false" fo:text-align="start" style:justify-single-word="false" fo:padding="0cm" fo:border="none"/>
      <style:text-properties style:font-name="ARial" fo:font-size="12pt" style:font-size-asian="12pt" style:font-size-complex="12pt"/>
    </style:style>
    <style:style style:name="P10" style:family="paragraph" style:parent-style-name="Standard">
      <style:paragraph-properties fo:margin-top="0cm" fo:margin-bottom="0cm" style:contextual-spacing="false" fo:text-align="start" style:justify-single-word="false" fo:padding="0cm" fo:border="none"/>
      <style:text-properties style:font-name="sans-serif" fo:font-size="11.25pt" style:font-size-asian="12pt" style:font-size-complex="12pt"/>
    </style:style>
    <style:style style:name="P11" style:family="paragraph" style:parent-style-name="Standard">
      <style:paragraph-properties fo:margin-top="0cm" fo:margin-bottom="0cm" style:contextual-spacing="false" fo:text-align="justify" style:justify-single-word="false" fo:padding="0cm" fo:border="none"/>
      <style:text-properties style:font-name="sans-serif" fo:font-size="11.25pt"/>
    </style:style>
    <style:style style:name="P12" style:family="paragraph" style:parent-style-name="Text_20_body">
      <style:paragraph-properties fo:text-align="justify" style:justify-single-word="false"/>
    </style:style>
    <style:style style:name="P13" style:family="paragraph" style:parent-style-name="Text_20_body">
      <style:text-properties style:font-name="ARial" fo:font-size="12pt" style:font-size-asian="12pt" style:font-size-complex="12pt"/>
    </style:style>
    <style:style style:name="P14" style:family="paragraph" style:parent-style-name="Text_20_body">
      <style:paragraph-properties fo:text-align="justify" style:justify-single-word="false"/>
      <style:text-properties style:font-name="ARial" fo:font-size="12pt" style:font-size-asian="12pt" style:font-size-complex="12pt"/>
    </style:style>
    <style:style style:name="P15" style:family="paragraph" style:parent-style-name="Text_20_body">
      <style:paragraph-properties fo:text-align="justify" style:justify-single-word="false"/>
      <style:text-properties style:font-name="ARial" fo:font-size="12pt" officeooo:paragraph-rsid="0016ce78" style:font-size-asian="12pt" style:font-size-complex="12pt"/>
    </style:style>
    <style:style style:name="P16" style:family="paragraph" style:parent-style-name="Text_20_body">
      <style:text-properties style:font-name="ARial" fo:font-size="12pt" officeooo:paragraph-rsid="00133a02" style:font-size-asian="12pt" style:font-size-complex="12pt"/>
    </style:style>
    <style:style style:name="P17" style:family="paragraph" style:parent-style-name="Text_20_body">
      <style:paragraph-properties fo:margin-top="0cm" fo:margin-bottom="0cm" style:contextual-spacing="false" fo:text-align="start" style:justify-single-word="false" fo:padding="0cm" fo:border="none"/>
      <style:text-properties style:font-name="ARial" fo:font-size="12pt" style:font-size-asian="12pt" style:font-size-complex="12pt"/>
    </style:style>
    <style:style style:name="P18" style:family="paragraph" style:parent-style-name="Heading_20_2">
      <style:text-properties style:font-name="ARial" fo:font-size="12pt" fo:font-weight="bold" style:font-size-asian="12pt" style:font-size-complex="12pt"/>
    </style:style>
    <style:style style:name="P19" style:family="paragraph" style:parent-style-name="Heading_20_2">
      <style:text-properties style:font-name="ARial" fo:font-size="12pt" style:font-size-asian="12pt" style:font-size-complex="12pt"/>
    </style:style>
    <style:style style:name="T1" style:family="text">
      <style:text-properties fo:font-style="italic"/>
    </style:style>
    <style:style style:name="T2" style:family="text">
      <style:text-properties fo:color="#000000" style:text-line-through-style="none" style:text-underline-style="none" style:text-blinking="false" fo:background-color="#ffffff"/>
    </style:style>
    <style:style style:name="T3" style:family="text">
      <style:text-properties fo:color="#000000" style:text-line-through-style="none" style:text-underline-style="none" style:text-blinking="false" fo:background-color="#ffffff" style:font-size-asian="12pt" style:font-size-complex="12pt"/>
    </style:style>
    <style:style style:name="T4" style:family="text">
      <style:text-properties fo:color="#000000" style:text-line-through-style="none" style:text-underline-style="none" fo:font-weight="bold" style:text-blinking="false" fo:background-color="#ffffff" style:font-weight-asian="bold" style:font-weight-complex="bold"/>
    </style:style>
    <style:style style:name="T5" style:family="text">
      <style:text-properties fo:color="#000000" style:text-line-through-style="none" style:text-underline-style="none" fo:font-weight="bold" style:text-blinking="false" fo:background-color="#ffffff" style:font-size-asian="12pt" style:font-weight-asian="bold" style:font-size-complex="12pt"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ARial" fo:font-size="12pt" style:font-size-asian="12pt" style:font-size-complex="12pt"/>
    </style:style>
    <style:style style:name="T9" style:family="text">
      <style:text-properties style:font-name="ARial" fo:font-size="12pt" fo:font-style="italic" style:font-size-asian="12pt" style:font-size-complex="12pt"/>
    </style:style>
    <style:style style:name="T10" style:family="text">
      <style:text-properties fo:font-size="11.25pt"/>
    </style:style>
    <style:style style:name="T11" style:family="text">
      <style:text-properties style:font-name="sans-serif" fo:font-size="11.25pt"/>
    </style:style>
    <style:style style:name="T12" style:family="text">
      <style:text-properties style:font-name="sans-serif" fo:font-size="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QUÉ ES UN PROYECTO</text:h>
      <text:p text:style-name="P14">Un proyecto es un esfuerzo planificado, temporal y único, realizado para crear productos o servicios únicos que agreguen valor o provoquen un cambio beneficioso. Esto en contraste con la forma más tradicional de trabajar, en base a procesos, en la cual se opera en forma permanente, creando los mismos productos o servicios una y otra vez.</text:p>
      <text:p text:style-name="P7">Un proyecto no es otra cosa que la ejecución de una actividad compleja que se <text:s/>cumple para alcanzar un objetivo específico, como puede ser el desarrollo de un <text:s/>sistema o la construcción de un <text:s/>edificio <text:s/>o el desarrollo de un nuevo modelo de <text:s/>automóvil. </text:p>
      <text:p text:style-name="P7"/>
      <text:p text:style-name="P7">Cada proyecto, en cierta forma, es único, ya que, si bien existen muchos <text:s/>proyectos similares, cada uno de ellos tiene objetivos y características peculiares <text:s/>que lo hacen diferente de cualquier otro. Los proyectos tienen una duración finita; <text:s/>esto es, tienen un comienzo y un final, y utilizan un conjunto Infinito de recursos <text:s/>para alcanzar su objetivo: humanos, tecnológicos, financieros o de otra naturaleza. </text:p>
      <text:p text:style-name="P7"/>
      <text:p text:style-name="P7">Normalmente, los proyectos que se ejecutan en las empresas modernas especialmente los proyectos de TI- cruzan las fronteras organizativas, integrando los esfuerzos multidisciplinarios de sus participantes, quienes han sido asignados temporalmente, mientras transcurre la ejecución del proyecto. </text:p>
      <text:p text:style-name="P8"/>
      <text:p text:style-name="P8">Así pues, podemos decir que un proyecto es una actividad compleja,multidisciplinaria, de naturaleza única, que se ejecuta para alcanzar un objetivo específico y en cuya ejecución se combina una cantidad finita de diferentes recursos. </text:p>
      <text:h text:style-name="P19" text:outline-level="2"><text:span text:style-name="T6">QUE ES LA GERENCIA DE PROYECTOS (PROJECT MANAGEMENT) </text:span></text:h>
      <text:p text:style-name="P15">Gerencia de proyectos es la disciplina de organizar y administrar los recursos, de forma tal que un proyecto dado sea terminado completamente dentro de las restricciones de alcance, tiempo y coste planteados a su inicio.</text:p>
      <text:p text:style-name="P15">Dada la naturaleza única de un proyecto, en contraste con los procesos u operaciones de una organización, administrar un proyecto requiere de una filosofía distinta, así como de habilidades y competencias específicas. De allí la necesidad de la disciplina Gerencia de Proyectos.<text:line-break/>La gerencia de proyectos implica ejecutar una serie de actividades, que consumen recursos como tiempo, dinero, gente, materiales, energía, comunicación (entre otros) para lograr unos objetivos pre-definidos.</text:p>
      <text:p text:style-name="P16"><text:span text:style-name="T6"/></text:p>
      <text:p text:style-name="P16"><text:span text:style-name="T6">GERENCIA.</text:span></text:p>
      <text:p text:style-name="P12"><text:span text:style-name="T8">La gerencia es un cargo que ocupa el director de una </text:span><text:bookmark text:name="autolink4"/><text:a xlink:type="simple" xlink:href="http://www.monografias.com/trabajos11/empre/empre.shtml"><text:span text:style-name="T8">empresa</text:span></text:a><text:span text:style-name="T8"> lo cual tiene dentro de sus múltiples funciones, representar a la </text:span><text:bookmark text:name="autolink3"/><text:a xlink:type="simple" xlink:href="http://www.monografias.com/trabajos35/sociedad/sociedad.shtml"><text:span text:style-name="T8">sociedad</text:span></text:a><text:span text:style-name="T8"> frente a terceros y coordinar todos los recursos a través del proceso de </text:span><text:bookmark text:name="autolink2"/><text:a xlink:type="simple" xlink:href="http://www.monografias.com/trabajos7/plane/plane.shtml"><text:span text:style-name="T8">planeamiento</text:span></text:a><text:span text:style-name="T8">, organización </text:span><text:bookmark text:name="autolink1"/><text:a xlink:type="simple" xlink:href="http://www.monografias.com/trabajos15/direccion/direccion.shtml"><text:span text:style-name="T8">dirección</text:span></text:a><text:span text:style-name="T8"> y </text:span><text:bookmark text:name="autolink"/><text:a xlink:type="simple" xlink:href="http://www.monografias.com/trabajos14/control/control.shtml"><text:span text:style-name="T8">control</text:span></text:a><text:span text:style-name="T8"> a fin de lograr objetivos establecidos.</text:span></text:p>
      <text:p text:style-name="P14">Henry, Sisk y Mario Sverdlik (1979) expresa que:</text:p>
      <text:p text:style-name="P12"><text:span text:style-name="T8">... El término (gerencia ) es difícil de definir: significa cosas diferentes para personas diferentes. Algunos lo identifican con funciones realizadas por empresarios, gerentes o supervisores, otros lo refieren a un grupo particular de personas. Para los trabajadores; gerencia es sinónimo del ejercicio de </text:span><text:bookmark text:name="autolink6"/><text:a xlink:type="simple" xlink:href="http://www.monografias.com/trabajos2/rhempresa/rhempresa.shtml"><text:span text:style-name="T8">autoridad</text:span></text:a><text:span text:style-name="T8"> sobre sus vidas de </text:span><text:bookmark text:name="autolink5"/><text:a xlink:type="simple" xlink:href="http://www.monografias.com/trabajos34/el-trabajo/el-trabajo.shtml"><text:span text:style-name="T8">trabajo</text:span></text:a><text:span text:style-name="T8">...</text:span></text:p>
      <text:p text:style-name="Text_20_body"><text:span text:style-name="T8">De allí que, en muchos casos la gerencia cumple diversas funciones porque la persona </text:span><text:soft-page-break/><text:span text:style-name="T8">que desempeña el rol de gerenciar tiene que desenvolverse como </text:span><text:bookmark text:name="autolink7"/><text:a xlink:type="simple" xlink:href="http://www.monografias.com/trabajos10/habi/habi.shtml"><text:span text:style-name="T8">administrador</text:span></text:a><text:span text:style-name="T8">, supervisor, delegador,etc. De allí la dificultad de establecer una definición concreta de ese término.</text:span></text:p>
      <text:p text:style-name="P13"><text:span text:style-name="T6">LA NECESIDAD DE LA GERENCIA</text:span></text:p>
      <text:p text:style-name="P14">En una empresa siempre se da la necesidad de una buena gerencia y para ello se nos hace necesario la formulación de dos tipos de preguntas claves tales como ¿por qué y cuándo la gerencia es necesaria?</text:p>
      <text:p text:style-name="P12"><text:span text:style-name="T8">La respuesta a esta pregunta define, en parte , un aspecto de la </text:span><text:bookmark text:name="autolink16"/><text:a xlink:type="simple" xlink:href="http://www.monografias.com/trabajos36/naturaleza/naturaleza.shtml"><text:span text:style-name="T8">naturaleza</text:span></text:a><text:span text:style-name="T8"> de la gerencia</text:span><text:span text:style-name="T9">: La gerencia es responsable del éxito o el fracaso de un negocio.</text:span><text:span text:style-name="T8"> La afirmación de que la gerencia es responsable del éxito o el fracaso de un negocio nos dice </text:span><text:span text:style-name="T9">por qué</text:span><text:span text:style-name="T8"> necesitamos una gerencia, pero no nos indica </text:span><text:span text:style-name="T9">cuándo</text:span><text:span text:style-name="T8"> ella es requerida.</text:span></text:p>
      <text:p text:style-name="P14">Siempre que algunos individuos formen un grupo, el cual, por definición, consiste de más de una persona, y tal grupo tiene un objetivo, se hace necesario, para el grupo, trabajar unidos a fin de lograr dicho objetivo.</text:p>
      <text:p text:style-name="P12"><text:span text:style-name="T8">Los integrantes del grupo deben subordinar, hasta cierto punto, sus deseos individuales para alcanzar las metas del grupo, y la gerencia debe proveer liderato, dirección y </text:span><text:bookmark text:name="autolink17"/><text:a xlink:type="simple" xlink:href="http://www.monografias.com/trabajos/hipoteorg/hipoteorg.shtml"><text:span text:style-name="T8">coordinación</text:span></text:a><text:span text:style-name="T8"> de esfuerzos para la acción del grupo.</text:span></text:p>
      <text:p text:style-name="P14">De esta manera, la cuestión <text:span text:style-name="T1">cuándo</text:span> se contesta al establecer que la gerencia es requerida siempre que haya un grupo de individuos con objetivos determinados.</text:p>
      <text:p text:style-name="P17"><text:span text:style-name="T2"/></text:p>
      <text:p text:style-name="P10"><text:span text:style-name="T4">LAS FUNCIONES DE LA GERENCIA DE PROYECTOS</text:span><text:span text:style-name="T2"> </text:span></text:p>
      <text:p text:style-name="P10"><text:span text:style-name="T2"/></text:p>
      <text:p text:style-name="P2">El proceso de administración o gestión de proyectos <text:s/>puede definirse como: el conjunto de actividades asociadas con la planificación y ejecución de un proyecto, coordinando eficaz y eficientemente recursos limitados, con el fin de asegurar el logro del objetivo del proyecto. Dentro de este concepto, podemos observar </text:p>
      <text:p text:style-name="P2">que las cuatro funciones o actividades básicas del proceso de gestión de proyectos son: planificar, organizar, dirigir y controlar. </text:p>
      <text:p text:style-name="P2"/>
      <text:p text:style-name="P2"><text:span text:style-name="T7">Planificar</text:span>: La planificación es la clave del éxito de cualquier proyecto de desarrollo de sistemas. Tanto la habilidad para planificar, como la calidad de la planificación, determinarán si la gerencia del proyecto conducirá el curso de acción o si, por el contrario, serán los acontecimientos quienes conduzcan el proyecto. Dentro del proceso de planificación de proyectos podemos distinguir tres grandes </text:p>
      <text:p text:style-name="P1">actividades: </text:p>
      <text:p text:style-name="P1"/>
      <text:p text:style-name="P11"><text:span text:style-name="T5">Organizar</text:span><text:span text:style-name="T3">: </text:span>Organizar un proyecto consiste en definir la forma en que el equipo de desarrollo se integrara e interactuara con el medio que lo rodea. Organizar no es solo definir organigramas, también es crear un ambiente de trabajo altamente productivo, en el cual cada persona pueda dar su mejor contribución, conozca exactamente lo que debe hacer, cuando hacerlo y como hacerlo. </text:p>
      <text:p text:style-name="P9"><text:span text:style-name="T2"/></text:p>
      <text:p text:style-name="P2"><text:span text:style-name="T5">Dirigir: </text:span>Dirigir es, fundamentalmente, comunicar. Es decir, esta función engloba el manejo de todas las relaciones interpersonales del equipo de trabajo, con el fin de obtener el mejor desempeño posible de cada uno de sus miembros y dar, a cada uno de ellos, la oportunidad de desarrollarse profesionalmente, a través de nuevas y enriquecedoras experiencias durante todo el proyecto. </text:p>
      <text:p text:style-name="P6"><text:span text:style-name="T2"/></text:p>
      <text:p text:style-name="P1"><text:span text:style-name="T5">Controlar: </text:span>En todo proceso administrativo, planificación y control siempre van de la mano. Un continuo control contra el plan es la única vía que el gerente del proyecto dispone para saber dOnde esta el proyecto y hacia donde va. </text:p>
      <text:p text:style-name="P6"><text:soft-page-break/><text:span text:style-name="T2"/></text:p>
      <text:p text:style-name="P3"><text:span text:style-name="T2">GERENCIA DE PROYECTOS DE TI </text:span></text:p>
      <text:p text:style-name="P3"><text:span text:style-name="T2"/></text:p>
      <text:p text:style-name="P2">La gerencia de cualquier proyecto involucra cuatro grandes grupos de elementos: recursos humanos, recursos materiales —presupuesto—, productos y calendarios. </text:p>
      <text:p text:style-name="P2">En el caso de los proyectos de tecnología de información, estos cuatro grandes grupos son observados desde diferentes puntos de vista: </text:p>
      <text:p text:style-name="P2"/>
      <text:p text:style-name="P4">•<text:span text:style-name="T11">El punto de vista del líder o gerente de proyecto, que es la mirada de cada proyecto individual. </text:span></text:p>
      <text:p text:style-name="P4"><text:span text:style-name="T11"/></text:p>
      <text:p text:style-name="P4">•<text:span text:style-name="T11">El punto de vista del gerente del departamento de sistemas o de soporte, </text:span></text:p>
      <text:p text:style-name="P2">responsable de los recursos que están comprometidos en la ejecución de los proyectos, lo que constituye la "mirada" del gestor de recursos. </text:p>
      <text:p text:style-name="P2"/>
      <text:p text:style-name="P5">•<text:span text:style-name="T11">El punto de vista del gerente de tecnología de información, que constituye la "mirada" de todos los proyectos como conjunto. </text:span></text:p>
      <text:p text:style-name="P5"><text:span text:style-name="T11"/></text:p>
      <text:p text:style-name="P4">•<text:span text:style-name="T11">El punto de vista de la dirección de la empresa o de la estrategia del negocio, a cuyo éxito cada proyecto, en una u otra forma, debe contribuir, lo que constituye la mirada del negocio</text:span></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Verdana" svg:font-family="Verdana"/>
    <style:font-face style:name="sans-serif" svg:font-family="sans-serif"/>
    <style:font-face style:name="serif" svg:font-family="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AR PL UMing HK" style:font-size-asian="18pt" style:font-weight-asian="bold" style:font-name-complex="Lohit Devanagari" style:font-size-complex="18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Luna</meta:initial-creator>
    <meta:creation-date>2014-08-25T13:55:00</meta:creation-date>
    <dc:date>2014-08-25T14:46:56</dc:date>
    <dc:creator>Ana Luna</dc:creator>
    <meta:editing-duration>PT36M46S</meta:editing-duration>
    <meta:editing-cycles>2</meta:editing-cycles>
    <meta:generator>LibreOffice/4.0.4.2$Linux_X86_64 LibreOffice_project/400m0$Build-2</meta:generator>
    <meta:document-statistic meta:table-count="0" meta:image-count="0" meta:object-count="0" meta:page-count="3" meta:paragraph-count="36" meta:word-count="1141" meta:character-count="7276" meta:non-whitespace-character-count="6142"/>
  </office:meta>
</office:document-meta>
</file>